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1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00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tyle="italic" style:text-underline-style="none" style:font-style-asian="italic" style:font-style-complex="italic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4.999cm" svg:height="5cm" svg:x="1.081cm" svg:y="1.5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1">B</text:span></text:p>
              </table:table-cell>
              <table:table-cell>
                <text:p text:style-name="P1">F</text:p>
              </table:table-cell>
              <table:table-cell>
                <text:p text:style-name="P1">G</text:p>
              </table:table-cell>
              <table:table-cell>
                <text:p text:style-name="P1">F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A</text:span></text:p>
              </table:table-cell>
              <table:table-cell table:style-name="ce1">
                <text:p text:style-name="P1"><text:span text:style-name="T1">N</text:span></text:p>
              </table:table-cell>
              <table:table-cell>
                <text:p text:style-name="P1">M</text:p>
              </table:table-cell>
              <table:table-cell>
                <text:p text:style-name="P1">S</text:p>
              </table:table-cell>
              <table:table-cell>
                <text:p text:style-name="P1">O</text:p>
              </table:table-cell>
            </table:table-row>
            <table:table-row table:style-name="ro1" table:default-cell-style-name="ce2">
              <table:table-cell>
                <text:p text:style-name="P1">T</text:p>
              </table:table-cell>
              <table:table-cell table:style-name="ce1">
                <text:p text:style-name="P1"><text:span text:style-name="T1">C</text:span></text:p>
              </table:table-cell>
              <table:table-cell table:style-name="ce1">
                <text:p text:style-name="P1"><text:span text:style-name="T1">O</text:span></text:p>
              </table:table-cell>
              <table:table-cell>
                <text:p text:style-name="P1">S</text:p>
              </table:table-cell>
              <table:table-cell>
                <text:p text:style-name="P1">N</text:p>
              </table:table-cell>
            </table:table-row>
            <table:table-row table:style-name="ro1" table:default-cell-style-name="ce2">
              <table:table-cell>
                <text:p text:style-name="P1">J</text:p>
              </table:table-cell>
              <table:table-cell>
                <text:p text:style-name="P1">F</text:p>
              </table:table-cell>
              <table:table-cell table:style-name="ce1">
                <text:p text:style-name="P1"><text:span text:style-name="T1">N</text:span></text:p>
              </table:table-cell>
              <table:table-cell>
                <text:p text:style-name="P1">K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2">
              <table:table-cell>
                <text:p text:style-name="P1">R</text:p>
              </table:table-cell>
              <table:table-cell>
                <text:p text:style-name="P1">T</text:p>
              </table:table-cell>
              <table:table-cell table:style-name="ce1">
                <text:p text:style-name="P1"><text:span text:style-name="T1">E</text:span></text:p>
              </table:table-cell>
              <table:table-cell>
                <text:p text:style-name="P1">I</text:p>
              </table:table-cell>
              <table:table-cell>
                <text:p text:style-name="P1">L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2.9cm" svg:y1="3.3cm" svg:x2="2.9cm" svg:y2="3.9cm">
          <text:p/>
        </draw:line>
        <draw:line draw:style-name="gr1" draw:text-style-name="P1" draw:layer="layout" svg:x1="1.8cm" svg:y1="3.3cm" svg:x2="2.4cm" svg:y2="3.3cm">
          <text:p/>
        </draw:line>
        <draw:line draw:style-name="gr1" draw:text-style-name="P1" draw:layer="layout" svg:x1="1.85cm" svg:y1="2.199cm" svg:x2="1.85cm" svg:y2="2.899cm">
          <text:p/>
        </draw:line>
        <draw:line draw:style-name="gr1" draw:text-style-name="P1" draw:layer="layout" svg:x1="3.9cm" svg:y1="4.1cm" svg:x2="3.9cm" svg:y2="4.8cm">
          <text:p/>
        </draw:line>
        <draw:line draw:style-name="gr1" draw:text-style-name="P1" draw:layer="layout" svg:x1="3.9cm" svg:y1="5.1cm" svg:x2="3.9cm" svg:y2="5.8cm">
          <text:p/>
        </draw:line>
        <draw:line draw:style-name="gr1" draw:text-style-name="P1" draw:layer="layout" svg:x1="2.8cm" svg:y1="4.4cm" svg:x2="3.4cm" svg:y2="4.4cm">
          <text:p/>
        </draw:line>
        <draw:frame draw:style-name="standard" draw:layer="layout" svg:width="4.999cm" svg:height="5cm" svg:x="9.161cm" svg:y="1.5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1">B</text:span></text:p>
              </table:table-cell>
              <table:table-cell>
                <text:p text:style-name="P1">F</text:p>
              </table:table-cell>
              <table:table-cell>
                <text:p text:style-name="P1">G</text:p>
              </table:table-cell>
              <table:table-cell>
                <text:p text:style-name="P1">F</text:p>
              </table:table-cell>
              <table:table-cell>
                <text:p text:style-name="P1">E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A</text:span></text:p>
              </table:table-cell>
              <table:table-cell table:style-name="ce1">
                <text:p text:style-name="P1"><text:span text:style-name="T1">N</text:span></text:p>
              </table:table-cell>
              <table:table-cell>
                <text:p text:style-name="P1"><text:span text:style-name="T2">C</text:span></text:p>
              </table:table-cell>
              <table:table-cell>
                <text:p text:style-name="P1"><text:span text:style-name="T2">O</text:span></text:p>
              </table:table-cell>
              <table:table-cell>
                <text:p text:style-name="P1"><text:span text:style-name="T2">N</text:span></text:p>
              </table:table-cell>
            </table:table-row>
            <table:table-row table:style-name="ro1" table:default-cell-style-name="ce2">
              <table:table-cell>
                <text:p text:style-name="P1">T</text:p>
              </table:table-cell>
              <table:table-cell table:style-name="ce1">
                <text:p text:style-name="P1"><text:span text:style-name="T1">C</text:span></text:p>
              </table:table-cell>
              <table:table-cell table:style-name="ce4">
                <text:p text:style-name="P1"><text:span text:style-name="T3">H</text:span></text:p>
              </table:table-cell>
              <table:table-cell>
                <text:p text:style-name="P1">S</text:p>
              </table:table-cell>
              <table:table-cell table:style-name="ce3">
                <text:p text:style-name="P1"><text:span text:style-name="T2">E</text:span></text:p>
              </table:table-cell>
            </table:table-row>
            <table:table-row table:style-name="ro1" table:default-cell-style-name="ce2">
              <table:table-cell>
                <text:p text:style-name="P1">J</text:p>
              </table:table-cell>
              <table:table-cell>
                <text:p text:style-name="P1">F</text:p>
              </table:table-cell>
              <table:table-cell table:style-name="ce4">
                <text:p text:style-name="P1"><text:span text:style-name="T3">M</text:span></text:p>
              </table:table-cell>
              <table:table-cell>
                <text:p text:style-name="P1">K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2">
              <table:table-cell>
                <text:p text:style-name="P1">R</text:p>
              </table:table-cell>
              <table:table-cell>
                <text:p text:style-name="P1">T</text:p>
              </table:table-cell>
              <table:table-cell table:style-name="ce4">
                <text:p text:style-name="P1"><text:span text:style-name="T3">R</text:span></text:p>
              </table:table-cell>
              <table:table-cell>
                <text:p text:style-name="P1">I</text:p>
              </table:table-cell>
              <table:table-cell>
                <text:p text:style-name="P1">L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10cm" svg:y1="2.2cm" svg:x2="10cm" svg:y2="2.9cm">
          <text:p/>
        </draw:line>
        <draw:line draw:style-name="gr1" draw:text-style-name="P1" draw:layer="layout" svg:x1="11cm" svg:y1="3.2cm" svg:x2="11cm" svg:y2="3.9cm">
          <text:p/>
        </draw:line>
        <draw:line draw:style-name="gr1" draw:text-style-name="P1" draw:layer="layout" svg:x1="9.9cm" svg:y1="3.4cm" svg:x2="10.5cm" svg:y2="3.4cm">
          <text:p/>
        </draw:line>
        <draw:frame draw:style-name="gr2" draw:layer="layout" svg:width="1.277cm" svg:height="0.962cm" svg:x="2.9cm" svg:y="7.1cm">
          <draw:text-box>
            <text:p>(a)</text:p>
          </draw:text-box>
        </draw:frame>
        <draw:frame draw:style-name="gr2" draw:layer="layout" svg:width="1.277cm" svg:height="0.962cm" svg:x="11.1cm" svg:y="7.1cm">
          <draw:text-box>
            <text:p>(b)</text:p>
          </draw:text-box>
        </draw:frame>
        <draw:frame draw:style-name="standard" draw:layer="layout" svg:width="4.999cm" svg:height="5cm" svg:x="5.001cm" svg:y="9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 text:style-name="P1"><text:span text:style-name="T3">B</text:span></text:p>
              </table:table-cell>
              <table:table-cell>
                <text:p text:style-name="P1">A</text:p>
              </table:table-cell>
              <table:table-cell>
                <text:p text:style-name="P1">N</text:p>
              </table:table-cell>
              <table:table-cell>
                <text:p text:style-name="P1">C</text:p>
              </table:table-cell>
              <table:table-cell>
                <text:p text:style-name="P1">O</text:p>
              </table:table-cell>
            </table:table-row>
            <table:table-row table:style-name="ro1" table:default-cell-style-name="ce2">
              <table:table-cell table:style-name="ce4">
                <text:p text:style-name="P1"><text:span text:style-name="T3">A</text:span></text:p>
              </table:table-cell>
              <table:table-cell table:style-name="ce4">
                <text:p text:style-name="P1"><text:span text:style-name="T3">N</text:span></text:p>
              </table:table-cell>
              <table:table-cell>
                <text:p text:style-name="P1">C</text:p>
              </table:table-cell>
              <table:table-cell>
                <text:p text:style-name="P1">A</text:p>
              </table:table-cell>
              <table:table-cell>
                <text:p text:style-name="P1">O</text:p>
              </table:table-cell>
            </table:table-row>
            <table:table-row table:style-name="ro1" table:default-cell-style-name="ce2">
              <table:table-cell>
                <text:p text:style-name="P1">N</text:p>
              </table:table-cell>
              <table:table-cell table:style-name="ce4">
                <text:p text:style-name="P1"><text:span text:style-name="T3">C</text:span></text:p>
              </table:table-cell>
              <table:table-cell table:style-name="ce4">
                <text:p text:style-name="P1"><text:span text:style-name="T3">A</text:span></text:p>
              </table:table-cell>
              <table:table-cell>
                <text:p text:style-name="P1">S</text:p>
              </table:table-cell>
              <table:table-cell>
                <text:p text:style-name="P1">N</text:p>
              </table:table-cell>
            </table:table-row>
            <table:table-row table:style-name="ro1" table:default-cell-style-name="ce2">
              <table:table-cell>
                <text:p text:style-name="P1">C</text:p>
              </table:table-cell>
              <table:table-cell>
                <text:p text:style-name="P1">A</text:p>
              </table:table-cell>
              <table:table-cell table:style-name="ce4">
                <text:p text:style-name="P1"><text:span text:style-name="T3">N</text:span></text:p>
              </table:table-cell>
              <table:table-cell>
                <text:p text:style-name="P1">K</text:p>
              </table:table-cell>
              <table:table-cell>
                <text:p text:style-name="P1">Z</text:p>
              </table:table-cell>
            </table:table-row>
            <table:table-row table:style-name="ro2" table:default-cell-style-name="ce2">
              <table:table-cell>
                <text:p text:style-name="P1">A</text:p>
              </table:table-cell>
              <table:table-cell>
                <text:p text:style-name="P1">T</text:p>
              </table:table-cell>
              <table:table-cell table:style-name="ce4">
                <text:p text:style-name="P1"><text:span text:style-name="T3">E</text:span></text:p>
              </table:table-cell>
              <table:table-cell>
                <text:p text:style-name="P1">I</text:p>
              </table:table-cell>
              <table:table-cell>
                <text:p text:style-name="P1">L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3-05-05T22:12:27</meta:creation-date>
    <dc:date>2013-05-06T14:47:31</dc:date>
    <dc:creator>Alessandro Bugatti</dc:creator>
    <meta:editing-duration>PT18M39S</meta:editing-duration>
    <meta:editing-cycles>5</meta:editing-cycles>
    <meta:generator>LibreOffice/3.5$Linux_x86 LibreOffice_project/350m1$Build-2</meta:generator>
    <meta:document-statistic meta:object-count="14"/>
  </office:meta>
</office:document-meta>
</file>